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3d5d" officeooo:paragraph-rsid="00173d5d"/>
    </style:style>
    <style:style style:name="P2" style:family="paragraph" style:parent-style-name="Text_20_body">
      <style:text-properties officeooo:rsid="00173d5d" officeooo:paragraph-rsid="00173d5d"/>
    </style:style>
    <style:style style:name="P3" style:family="paragraph" style:parent-style-name="Heading_20_1">
      <style:text-properties officeooo:rsid="00173d5d" officeooo:paragraph-rsid="00173d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HTML 5 </text:p>
      <text:h text:style-name="P3" text:outline-level="1"><text:bookmark text:name="eow-title"/>Curso Completo de HTML5 e CSS3 #Aula 01 - Estrutura do Código </text:h>
      <text:p text:style-name="P2"><text:tab/>&lt;!DOCTYPE html&gt;</text:p>
      <text:p text:style-name="P2"><text:tab/>&lt;html lang="pt-br"&gt;</text:p>
      <text:p text:style-name="P2"><text:tab/>&lt;head&gt;</text:p>
      <text:p text:style-name="P2"><text:tab/><text:tab/>&lt;meta charset="UTF-8"&gt;</text:p>
      <text:p text:style-name="P2"><text:tab/><text:tab/>&lt;title&gt; Curo de HTML5 &lt;/title&gt;</text:p>
      <text:p text:style-name="P2"><text:tab/><text:tab/>&lt;meta name="author" content="Everaldo do Nascimento" &gt;</text:p>
      <text:p text:style-name="P2"><text:tab/><text:tab/>&lt;meta name="description" content="Curso de HTML5 E CSS3"&gt;</text:p>
      <text:p text:style-name="P2"><text:tab/><text:tab/>&lt;link rel="stylesheet" href="css/estilo.css"&gt;</text:p>
      <text:p text:style-name="P2"><text:tab/>&lt;/head&gt;</text:p>
      <text:p text:style-name="P2"><text:tab/>&lt;body&gt;</text:p>
      <text:p text:style-name="P2"/>
      <text:p text:style-name="P2"><text:tab/><text:tab/>&lt;header&gt;Cabecalho&lt;/header&gt;</text:p>
      <text:p text:style-name="P2"><text:tab/><text:tab/>&lt;nav&gt;Menu&lt;/nav&gt;</text:p>
      <text:p text:style-name="P2"><text:tab/><text:tab/>&lt;section&gt;</text:p>
      <text:p text:style-name="P2"><text:tab/><text:tab/>&lt;article&gt;Artigos&lt;/article&gt;</text:p>
      <text:p text:style-name="P2"><text:tab/><text:tab/>&lt;aside&gt;Contúdo relacionado&lt;/aside&gt;</text:p>
      <text:p text:style-name="P2"><text:tab/><text:tab/><text:tab/>&lt;footer&gt;rodapé&lt;/footer&gt;</text:p>
      <text:p text:style-name="P2"><text:tab/><text:tab/>&lt;/section&gt;</text:p>
      <text:p text:style-name="P2"><text:tab/><text:tab/></text:p>
      <text:p text:style-name="P2"><text:tab/>&lt;/body&gt;</text:p>
      <text:p text:style-name="P2"><text:tab/>&lt;/html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21:57:32.036349986</meta:creation-date>
    <dc:date>2016-12-20T22:00:35.344193063</dc:date>
    <meta:editing-duration>PT3M3S</meta:editing-duration>
    <meta:editing-cycles>1</meta:editing-cycles>
    <meta:document-statistic meta:table-count="0" meta:image-count="0" meta:object-count="0" meta:page-count="1" meta:paragraph-count="22" meta:word-count="56" meta:character-count="530" meta:non-whitespace-character-count="459"/>
    <meta:generator>LibreOffice/5.1.4.2$Linux_X86_64 LibreOffice_project/10m0$Build-2</meta:generator>
  </office:meta>
</office:document-meta>
</file>